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5000004657564E38C200D34A9.png" manifest:media-type="image/png"/>
  <manifest:file-entry manifest:full-path="Pictures/100000010000020000000200289D21CDDB259478.png" manifest:media-type="image/png"/>
  <manifest:file-entry manifest:full-path="Pictures/100000010000026C0000026CCE9AA3197FF52D23.png" manifest:media-type="image/png"/>
  <manifest:file-entry manifest:full-path="Pictures/100000010000006F0000006FC8D556EFEF1346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as-char" svg:width="3.916cm" svg:height="3.916cm" draw:z-index="0"><draw:image xlink:href="Pictures/100000010000006F0000006FC8D556EFEF1346F3.png" xlink:type="simple" xlink:show="embed" xlink:actuate="onLoad" draw:mime-type="image/png"/></draw:frame></text:p>
      <text:p text:style-name="Standard"/>
      <text:p text:style-name="Standard"><draw:frame draw:style-name="fr2" draw:name="Bild3" text:anchor-type="as-char" svg:width="13.339cm" svg:height="13.339cm" draw:z-index="2"><draw:image xlink:href="Pictures/100000010000026C0000026CCE9AA3197FF52D23.png" xlink:type="simple" xlink:show="embed" xlink:actuate="onLoad" draw:mime-type="image/png"/></draw:frame></text:p>
      <text:p text:style-name="Standard"/>
      <text:p text:style-name="Standard"><draw:frame draw:style-name="fr2" draw:name="Bild2" text:anchor-type="as-char" svg:width="7.922cm" svg:height="7.922cm" draw:z-index="1"><draw:image xlink:href="Pictures/100000010000020000000200289D21CDDB2594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Bild4" text:anchor-type="char" svg:width="18cm" svg:height="18cm" draw:z-index="3"><draw:image xlink:href="Pictures/1000000000000465000004657564E38C200D34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1:08:33.294440441</meta:creation-date>
    <dc:date>2023-02-02T12:37:23.332483937</dc:date>
    <meta:editing-duration>PT18M2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3" meta:word-count="0" meta:character-count="0" meta:non-whitespace-character-count="0"/>
  </office:meta>
</office:document-meta>
</file>